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mapExpressionSubstitution.getRa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ExpressionSubstitution.getStringValue( InvokeContext context , Map old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ExpressionSubstitution.getValue( ObjectModel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acySitemapStringTemplateParser.parseSubstitutions( 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temapExpressionSubstitution.getCompiled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ExpressionSubstitution.getStringValue( ObjectModel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ExpressionSubstitution.SitemapExpressionSubstitution( String expression ,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ExpressionSubstitution.getIntValue( ObjectModel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acySitemapStringTemplateParser.setServiceManager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acySitemapStringTemplateParser.getServi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ExpressionSubstitution.getBooleanValue( ObjectModel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ExpressionSubstitution.getIterator( ObjectModel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ExpressionSubstitution.getNumberValue( ObjectModel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ExpressionSubstitution.setLenient( Boolean len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temapExpressionSubstitution.getNode( ObjectModel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